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21cm"/>
    </style:style>
    <style:style style:name="co2" style:family="table-column">
      <style:table-column-properties fo:break-before="auto" style:column-width="7.879cm"/>
    </style:style>
    <style:style style:name="co3" style:family="table-column">
      <style:table-column-properties fo:break-before="auto" style:column-width="5.9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GOZZI</text:p>
          </table:table-cell>
          <table:table-cell office:value-type="string" calcext:value-type="string">
            <text:p>OH</text:p>
          </table:table-cell>
          <table:table-cell office:value-type="string" calcext:value-type="string">
            <text:p>Operation</text:p>
          </table:table-cell>
        </table:table-row>
        <table:table-row table:style-name="ro1">
          <table:table-cell office:value-type="string" calcext:value-type="string">
            <text:p>Ammon’s horn</text:p>
          </table:table-cell>
          <table:table-cell office:value-type="string" calcext:value-type="string">
            <text:p>Field CA1, Field CA2, Field CA3</text:p>
          </table:table-cell>
          <table:table-cell office:value-type="string" calcext:value-type="string">
            <text:p>Merge Oh -→Gozzi</text:p>
          </table:table-cell>
        </table:table-row>
        <table:table-row table:style-name="ro1">
          <table:table-cell office:value-type="string" calcext:value-type="string">
            <text:p>Lateral hypothalamic zone</text:p>
          </table:table-cell>
          <table:table-cell office:value-type="string" calcext:value-type="string">
            <text:p>Lateral hypothalamic area, Lateral preoptic area, Subthalamic nucleus, Preparasubthalamic nucleus, Zona Incerta, Parasubthalamic nucleus, Tuberal nucleus, Perifornical nucleus, Retrochiasmatic area</text:p>
          </table:table-cell>
          <table:table-cell/>
        </table:table-row>
        <table:table-row table:style-name="ro1">
          <table:table-cell office:value-type="string" calcext:value-type="string">
            <text:p>Pallidum, median region</text:p>
          </table:table-cell>
          <table:table-cell office:value-type="string" calcext:value-type="string">
            <text:p>Medial septal nucleus, Diagonal band nucleus, Triangular nucleus of septum</text:p>
          </table:table-cell>
          <table:table-cell/>
        </table:table-row>
        <table:table-row table:style-name="ro1">
          <table:table-cell office:value-type="string" calcext:value-type="string">
            <text:p>Entorhinal area</text:p>
          </table:table-cell>
          <table:table-cell office:value-type="string" calcext:value-type="string">
            <text:p>Entorhinal area, lateral part , Entorhinal area, medial part, dorsal zone , Entorhinal area, medial part, ventral zone</text:p>
          </table:table-cell>
          <table:table-cell/>
        </table:table-row>
        <table:table-row table:style-name="ro1">
          <table:table-cell office:value-type="string" calcext:value-type="string">
            <text:p>Pallidum, caudal region</text:p>
          </table:table-cell>
          <table:table-cell office:value-type="string" calcext:value-type="string">
            <text:p>Bed nucleus of the anterior commissure, Bed nuclei of the stria terminalis</text:p>
          </table:table-cell>
          <table:table-cell/>
        </table:table-row>
        <table:table-row table:style-name="ro1">
          <table:table-cell office:value-type="string" calcext:value-type="string">
            <text:p>Striatum ventral region</text:p>
          </table:table-cell>
          <table:table-cell office:value-type="string" calcext:value-type="string">
            <text:p>Nucleus accumbens, Fundus of striatum, Olfactory tubercle</text:p>
          </table:table-cell>
          <table:table-cell/>
        </table:table-row>
        <table:table-row table:style-name="ro1">
          <table:table-cell office:value-type="string" calcext:value-type="string">
            <text:p>Midbrain, behavioral state related</text:p>
          </table:table-cell>
          <table:table-cell office:value-type="string" calcext:value-type="string">
            <text:p>Substantia nigra, compact part , Pedunculopontine nucleus, Interfascicular nucleus raphe, Interpeduncular nucleus, <text:s/>Rostral linear nucleus raphe, Central linear nucleus raphe, Dorsal nucleus raphe</text:p>
          </table:table-cell>
          <table:table-cell/>
        </table:table-row>
        <table:table-row table:style-name="ro1">
          <table:table-cell office:value-type="string" calcext:value-type="string">
            <text:p>Hippocampo-amygdalar transition area</text:p>
          </table:table-cell>
          <table:table-cell office:value-type="string" calcext:value-type="string">
            <text:p>??????</text:p>
          </table:table-cell>
          <table:table-cell/>
        </table:table-row>
        <table:table-row table:style-name="ro1">
          <table:table-cell office:value-type="string" calcext:value-type="string">
            <text:p>Endopiriform nucleus</text:p>
          </table:table-cell>
          <table:table-cell office:value-type="string" calcext:value-type="string">
            <text:p>Endopiriform nucleus, dorsal part , Endopiriform nucleus, ventral part</text:p>
          </table:table-cell>
          <table:table-cell/>
        </table:table-row>
        <table:table-row table:style-name="ro1">
          <table:table-cell office:value-type="string" calcext:value-type="string">
            <text:p>Midbrain, motor related</text:p>
          </table:table-cell>
          <table:table-cell office:value-type="string" calcext:value-type="string">
            <text:p><text:s/>Substantia nigra, reticular part, <text:s/>Ventral tegmental area, Paranigral nucleus, <text:s/>Midbrain reticular nucleus, retrorubral area, <text:s/>Midbrain reticular nucleus, Superior colliculus, motor related, Periaqueductal gray, Cuneiform nucleus, Oculomotor nucleus, Red nucleus, <text:s/>Medial accesory oculomotor nucleus, Edinger-Westphal nucleus, Trochlear nucleus, Paratrochlear nucleus, Ventral tegmental nucleus, Anterior tegmental nucleus, Lateral terminal nucleus of the accessory optic tract, Dorsal terminal nucleus of the accessory optic tract, Ventral terminal nucleus of the accessory optic tract</text:p>
          </table:table-cell>
          <table:table-cell/>
        </table:table-row>
        <table:table-row table:style-name="ro1">
          <table:table-cell office:value-type="string" calcext:value-type="string">
            <text:p>Periventricular zone</text:p>
          </table:table-cell>
          <table:table-cell office:value-type="string" calcext:value-type="string">
            <text:p>Supraoptic nucleus, <text:s text:c="2"/>Accessory supraoptic group, Paraventricular hypothalamic nucleus, Periventricular hypothalamic nucleus, anterior part, Periventricular hypothalamic nucleus, intermediate part, <text:s/>Arcuate hypothalamic nucleus</text:p>
          </table:table-cell>
          <table:table-cell/>
        </table:table-row>
        <table:table-row table:style-name="ro1">
          <table:table-cell office:value-type="string" calcext:value-type="string">
            <text:p>Pallidum, dorsal region</text:p>
          </table:table-cell>
          <table:table-cell office:value-type="string" calcext:value-type="string">
            <text:p>Globus pallidus, external segment, Globus pallidus, internal segment</text:p>
          </table:table-cell>
          <table:table-cell/>
        </table:table-row>
        <table:table-row table:style-name="ro1">
          <table:table-cell office:value-type="string" calcext:value-type="string">
            <text:p><text:s/>Cortical amygdalar area</text:p>
          </table:table-cell>
          <table:table-cell office:value-type="string" calcext:value-type="string">
            <text:p><text:s/>Cortical amygdalar area, anterior part, <text:s/>Cortical amygdalar area, posterior part</text:p>
          </table:table-cell>
          <table:table-cell/>
        </table:table-row>
        <table:table-row table:style-name="ro1">
          <table:table-cell office:value-type="string" calcext:value-type="string">
            <text:p>Periventricular region</text:p>
          </table:table-cell>
          <table:table-cell office:value-type="string" calcext:value-type="string">
            <text:p>Anterodorsal preoptic nucleus, Anterior hypothalamic area, Anteroventral preoptic nucleus, Anteroventral periventricular nucleus, Dorsomedial nucleus of the hypothalamus, Median preoptic nucleus, Medial preoptic area, Vascular organ of the lamina terminalis, Posterodorsal preoptic nucleus, Parastrial nucleus, <text:s/>Suprachiasmatic nucleus, <text:s/>Periventricular hypothalamic nucleus, posterior part, <text:s/>Periventricular hypothalamic nucleus, preoptic part, Subparaventricular zone, Subfornical organ, Ventromedial preoptic nucleus, Ventrolateral preoptic nucleus</text:p>
          </table:table-cell>
          <table:table-cell/>
        </table:table-row>
        <table:table-row table:style-name="ro1">
          <table:table-cell office:value-type="string" calcext:value-type="string">
            <text:p>Orbital area </text:p>
          </table:table-cell>
          <table:table-cell office:value-type="string" calcext:value-type="string">
            <text:p>Orbital area, lateral part, Orbital area, medial part, Orbital area, ventrolateral part</text:p>
          </table:table-cell>
          <table:table-cell/>
        </table:table-row>
        <table:table-row table:style-name="ro1">
          <table:table-cell office:value-type="string" calcext:value-type="string">
            <text:p>Thalamus, polymodal association cortex related</text:p>
          </table:table-cell>
          <table:table-cell table:style-name="ce1" office:value-type="string" calcext:value-type="string">
            <text:p>Reticular nucleus of the thalamus, Intergeniculate leaflet of the lateral geniculate complex, Intermediate geniculate nucleus,Ventral part of the lateral geniculate complex, Subgeniculate nucleus, Rhomboid nucleus, Central medial nucleus of the thalamus, <text:s/>Paracentral nucleus, Central lateral nucleus of the thalamus, Parafascicular nucleus, Posterior intralaminar thalamic nucleus, Paraventricular nucleus of the thalamus, Parataenial nucleus, Nucleus of reuniens, Xiphoid thalamic nucleus, Intermediodorsal nucleus of the thalamus, Mediodorsal nucleus of thalamus, Submedial nucleus of the thalamus, Perireunensis nucleus, Anteroventral nucleus of thalamus, Anteromedial nucleus, dorsal part, Anteromedial nucleus, ventral part, Anterodorsal nucleus, Interanteromedial nucleus of the thalamus, Interanterodorsal nucleus of the thalamus, Lateral dorsal nucleus of thalamus, Lateral posterior nucleus of the thalamus, Posterior complex of the thalamus,Posterior limiting nucleus of the thalamus, Suprageniculate nucleus, Medial habenula,Lateral habenula</text:p>
          </table:table-cell>
          <table:table-cell/>
        </table:table-row>
        <table:table-row table:style-name="ro1">
          <table:table-cell office:value-type="string" calcext:value-type="string">
            <text:p>Thalamus, sensory-motor cortex related</text:p>
          </table:table-cell>
          <table:table-cell office:value-type="string" calcext:value-type="string">
            <text:p>Ventral anterior-lateral complex of the thalamus, Ventral medial nucleus of the thalamus, Ventral posterolateral nucleus of the thalamus, Ventral posterolateral nucleus of the thalamus, parvicellular part, <text:s/>Ventral posteromedial nucleus of the thalamus, Ventral posteromedial nucleus of the thalamus, parvicellular part, <text:s/>Posterior triangular thalamic nucleus, Subparafascicular nucleus, magnocellular part, <text:s/>Subparafascicular nucleus, parvicellular part, Subparafascicular area, Peripeduncular nucleus, Medial geniculate complex, dorsal part, <text:s/>Medial geniculate complex, ventral part, Medial geniculate complex, medial part, Dorsal part of the lateral geniculate complex</text:p>
          </table:table-cell>
          <table:table-cell/>
        </table:table-row>
        <table:table-row table:style-name="ro1">
          <table:table-cell office:value-type="string" calcext:value-type="string">
            <text:p>Lateral septal complex</text:p>
          </table:table-cell>
          <table:table-cell office:value-type="string" calcext:value-type="string">
            <text:p>Lateral septal nucleus, caudal (caudodorsal) part, Lateral septal nucleus, rostral (rostroventral) part, <text:s/>Lateral septal nucleus, <text:s/>ventral part, <text:s/>Septofimbrial nucleus, Septohippocampal nucleus</text:p>
          </table:table-cell>
          <table:table-cell/>
        </table:table-row>
        <table:table-row table:style-name="ro1">
          <table:table-cell office:value-type="string" calcext:value-type="string">
            <text:p>Hypothalamic medial zone</text:p>
          </table:table-cell>
          <table:table-cell office:value-type="string" calcext:value-type="string">
            <text:p><text:s/>Anterior hypothalamic nucleus, Supramammillary nucleus, Medial mammillary nucleus, Lateral mammillary nucleus, Tuberomammillary nucleus, dorsal part, Tuberomammillary nucleus, ventral part, Medial preoptic nucleus, Dorsal premammillary nucleus, Ventral premammillary nucleus, Paraventricular hypothalamic nucleus, descending division, <text:s/>Ventromedial hypothalamic nucleus, Posterior hypothalamic nucleus</text:p>
          </table:table-cell>
          <table:table-cell/>
        </table:table-row>
        <table:table-row table:style-name="ro1">
          <table:table-cell office:value-type="string" calcext:value-type="string">
            <text:p>Midbrain, sensory related</text:p>
          </table:table-cell>
          <table:table-cell office:value-type="string" calcext:value-type="string">
            <text:p><text:s/>Inferior colliculus, central nucleus, Inferior colliculus, dorsal nucleus, Inferior colliculus, external nucleus, Superior colliculus, sensory related, <text:s/>Nucleus of the brachium of the inferior colliculus, Nucleus sagulum, Parabigeminal nucleus, Midbrain trigeminal nucleus, Subcommissural organ</text:p>
          </table:table-cell>
          <table:table-cell/>
        </table:table-row>
        <table:table-row table:style-name="ro1">
          <table:table-cell office:value-type="string" calcext:value-type="string">
            <text:p>Striatum-like amygdalar nuclei</text:p>
          </table:table-cell>
          <table:table-cell office:value-type="string" calcext:value-type="string">
            <text:p>Central amygdalar nucleus, Anterior amygdalar area, Bed nucleus of the accessory olfactory tract, <text:s/>Intercalated amygdalar nucleus, <text:s/>Medial amygdalar nucleus</text:p>
          </table:table-cell>
          <table:table-cell/>
        </table:table-row>
        <table:table-row table:style-name="ro1">
          <table:table-cell office:value-type="string" calcext:value-type="string">
            <text:p>Striatum dorsal region</text:p>
          </table:table-cell>
          <table:table-cell office:value-type="string" calcext:value-type="string">
            <text:p>Caudoputamen</text:p>
          </table:table-cell>
          <table:table-cell/>
        </table:table-row>
        <table:table-row table:style-name="ro1">
          <table:table-cell office:value-type="string" calcext:value-type="string">
            <text:p>Pallidum, ventral region</text:p>
          </table:table-cell>
          <table:table-cell office:value-type="string" calcext:value-type="string">
            <text:p><text:s/>Substantia innominata, Magnocellular nucleu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it" fo:country="IT"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15:18:54.991348509</meta:creation-date>
    <dc:date>2023-11-29T16:59:07.073766272</dc:date>
    <meta:editing-duration>PT22M19S</meta:editing-duration>
    <meta:editing-cycles>1</meta:editing-cycles>
    <meta:document-statistic meta:table-count="1" meta:cell-count="50" meta:object-count="0"/>
    <meta:generator>LibreOffice/7.3.7.2$Linux_X86_64 LibreOffice_project/30$Build-2</meta:generator>
  </office:meta>
</office:document-meta>
</file>